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yriad Pro" svg:font-family="'Myriad Pro'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9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9.84mm" fo:break-before="auto" style:use-optimal-row-height="false"/>
    </style:style>
    <style:style style:name="ro3" style:family="table-row">
      <style:table-row-properties style:row-height="13.49mm" fo:break-before="auto" style:use-optimal-row-height="false"/>
    </style:style>
    <style:style style:name="ro4" style:family="table-row">
      <style:table-row-properties style:row-height="27.76mm" fo:break-before="auto" style:use-optimal-row-height="false"/>
    </style:style>
    <style:style style:name="ro5" style:family="table-row">
      <style:table-row-properties style:row-height="11.91mm" fo:break-before="auto" style:use-optimal-row-height="false"/>
    </style:style>
    <style:style style:name="ro6" style:family="table-row">
      <style:table-row-properties style:row-height="3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ffcc" style:rotation-align="none"/>
      <style:text-properties fo:language="en" fo:country="US"/>
    </style:style>
    <style:style style:name="ce2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8080" style:text-outline="false" style:text-line-through-style="none" style:text-line-through-type="none" style:font-name="Myriad Pro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e6ffff"/>
      <style:text-properties fo:language="en" fo:country="US"/>
    </style:style>
    <style:style style:name="ce4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99" style:text-outline="false" style:text-line-through-style="none" style:text-line-through-type="none" style:font-name="Myriad Pro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>
      <style:table-cell-properties fo:background-color="#efffef" style:text-align-source="fix" style:repeat-content="false" style:rotation-align="none" style:vertical-align="middle"/>
      <style:paragraph-properties fo:text-align="center"/>
      <style:text-properties fo:language="en" fo:country="US"/>
    </style:style>
    <style:style style:name="ce6" style:family="table-cell" style:parent-style-name="Default">
      <style:table-cell-properties fo:background-color="#efffef" style:rotation-align="none"/>
      <style:text-properties fo:language="en" fo:country="US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language="en" fo:country="US"/>
    </style:style>
    <style:style style:name="ce8" style:family="table-cell" style:parent-style-name="Default">
      <style:table-cell-properties fo:background-color="#e6ffff" style:vertical-align="middle"/>
      <style:text-properties fo:language="en" fo:country="US"/>
    </style:style>
    <style:style style:name="ce9" style:family="table-cell" style:parent-style-name="Default">
      <style:table-cell-properties fo:background-color="#e6ffff" style:vertical-align="top"/>
      <style:text-properties style:font-name="Liberation Sans" fo:font-size="10pt" fo:language="en" fo:country="US" style:font-size-asian="10pt" style:font-size-complex="10pt"/>
    </style:style>
    <style:style style:name="ce10" style:family="table-cell" style:parent-style-name="Excel_20_Built-in_20_Hyperlink" style:data-style-name="N0">
      <style:table-cell-properties fo:background-color="#e6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language="en" fo:country="US"/>
    </style:style>
    <style:style style:name="ce11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Myriad Pro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yriad Pro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language="en" fo:country="US"/>
    </style:style>
    <style:style style:name="ce14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yriad Pro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fo:background-color="#cc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Myriad Pro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language="en" fo:country="US"/>
    </style:style>
    <style:style style:name="ce17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8080" style:text-outline="false" style:text-line-through-style="none" style:text-line-through-type="none" style:font-name="Myriad Pro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8080" style:text-outline="false" style:text-line-through-style="none" style:text-line-through-type="none" style:font-name="Myriad Pro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4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ext-properties style:text-underline-style="none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4mm" svg:stroke-color="#000000" draw:fill-color="#006600" draw:textarea-horizontal-align="center" draw:textarea-vertical-align="middle" fo:padding-top="0.2mm" fo:padding-bottom="0.2mm" fo:padding-left="0.2mm" fo:padding-right="0.2mm"/>
    </style:style>
    <style:style style:name="gr2" style:family="graphic">
      <style:graphic-properties draw:stroke="none" svg:stroke-width="0.4mm" svg:stroke-color="#000000" draw:fill-color="#990066" draw:textarea-horizontal-align="center" draw:textarea-vertical-align="middle" fo:padding-top="0.2mm" fo:padding-bottom="0.2mm" fo:padding-left="0.2mm" fo:padding-right="0.2mm"/>
    </style:style>
    <style:style style:name="gr3" style:family="graphic">
      <style:graphic-properties draw:stroke="solid" svg:stroke-width="0.2mm" svg:stroke-color="#000000" draw:fill-color="#0066cc" draw:textarea-horizontal-align="center" draw:textarea-vertical-align="middle" fo:padding-top="0.1mm" fo:padding-bottom="0.1mm" fo:padding-left="0.1mm" fo:padding-right="0.1mm"/>
    </style:style>
    <style:style style:name="gr4" style:family="graphic">
      <style:graphic-properties draw:stroke="none" svg:stroke-width="0.4mm" svg:stroke-color="#000000" draw:fill-color="#000000" draw:textarea-horizontal-align="center" draw:textarea-vertical-align="middle" fo:padding-top="0.2mm" fo:padding-bottom="0.2mm" fo:padding-left="0.2mm" fo:padding-right="0.2mm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2.25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1.16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18.8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-color="#006600"/>
      <style:paragraph-properties fo:text-align="center"/>
    </style:style>
    <style:style style:name="P2" style:family="paragraph">
      <loext:graphic-properties draw:fill-color="#990066"/>
      <style:paragraph-properties fo:text-align="center"/>
    </style:style>
    <style:style style:name="P3" style:family="paragraph">
      <loext:graphic-properties draw:fill-color="#0066cc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italic" style:font-weight-asian="normal" style:font-family-complex="'Segoe UI'" style:font-family-generic-complex="swiss" style:font-pitch-complex="variable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" table:maximum-difference="0.0001"/>
      </table:calculation-settings>
      <table:table table:name="Barcodes" table:style-name="ta1">
        <table:shapes>
          <draw:path draw:z-index="0" draw:name="$Barcodes.$B$4:$D$6" draw:style-name="gr1" draw:text-style-name="P1" svg:width="75.36mm" svg:height="75.36mm" svg:x="27.61mm" svg:y="43.65mm" svg:viewBox="0 0 7537 7537" svg:d="M0 0h397v793h1190v-396h-794v793h-396v1190h-397zM1190 0h1587v397h-794v793h-396v397h793v396h397v-1190h-397v397h1190v-397h397v-396h397v396h1190v397h-1190v793h396v-1983h397v1983h397v-396h396v-794h397v397h397v-397h793v-396h-1190v-397h793v1190h397v793h-1587v397h794v-793h396v1190h-1190v793h397v-397h-793v1191h1586v-397h-1190v3570h397v-1587h397v794h396v-794h397v-396h-397v-397h-396v397h-1587v1190h397v793h-794v-793h-396v793h-397v-397h3173v397h397v-1190h-2777v-397h-1587v-396h-1190v-397h-1190v-793h1190v-1587h-1190v-1190h397zM3173 1587h794v396h-794zM1190 1983h397v397h-397zM2380 2380h2777v2777h-2777zM0 2777h397v1190h-397v-397h793v397h794v793h-1587v397h397v793h793v-2777h-1190zM2777 2777h1983v1983h-1983zM3173 3173h1191v1191h-1191zM3570 3570h397v397h-397zM793 5554h794v396h793v397h1190v793h-793v-396h-1190v-397h-397v1190h1190v-397h-2380v-793h793zM397 6744h396v793h-396z">
            <svg:title>TYPE TEXT HERE</svg:title>
            <svg:desc>Aztec compact barcode, security 1%, 2 layer, 19x19 cells</svg:desc>
            <text:p/>
          </draw:path>
          <draw:path draw:z-index="2" draw:name="$Barcodes.$H$4:$L$6" draw:style-name="gr2" draw:text-style-name="P2" svg:width="136.52mm" svg:height="63mm" svg:x="204.09mm" svg:y="49.83mm" svg:viewBox="0 0 13653 6301" svg:d="M0 0h525v2625h1050v526h2101v1050h-525v1575h-525v-1575h-1051v-525h525v-1051h1576v-525h525v-525h1575v-525h-2625v-1050h525v525h525v-525h525v3151h-525v-526h1050v526h525v-1051h-525v-2100h525v525h525v-525h526v1050h525v525h-1051v1576h1576v525h-2101v525h2101v1050h-2101v-525h1051v1050h525v-3151h525v-525h525v-1050h1575v-1050h-525v525h-1050v-525h525v1575h525v1576h525v525h-1575v1575h525v525h525v-525h525v-1050h2626v-525h1050v525h-525v1050h525v-525h-1050v1050h1050v525h-13653zM1050 0h525v525h525v-525h526v1050h-526v525h-525v525h1576v-525h-525v2101h1575v1050h-3151v-1050h-525v-525h525zM7352 0h525v525h-525zM10502 0h525v2100h526v-525h-1051v-525h1051v-1050h525v1050h525v-1050h525v1050h525v-525h-3151zM12603 1575h1050v525h-525v1051h525v-526h-2626v526h-525v2100h1576v-2100h525zM9977 2100h525v525h-525zM4726 3676h525v1050h-525zM8927 4201h525v525h-525zM1050 5251h1050v525h-1050zM3676 5251h525v525h-525z">
            <svg:title>TYPE TEXT HERE</svg:title>
            <svg:desc>DataMatrix barcode, 26x12 cells</svg:desc>
            <text:p/>
          </draw:path>
          <draw:path draw:z-index="4" draw:name="$Barcodes.$E$4:$G$6" draw:style-name="gr3" draw:text-style-name="P3" svg:width="76.05mm" svg:height="76.05mm" svg:x="116.01mm" svg:y="43.3mm" svg:viewBox="0 0 7606 7606" svg:d="M0 0h2535v2535h-2535zM3622 0h362v362h-362zM4346 0h362v724h-362zM5071 0h2535v2535h-2535zM362 362h1811v1811h-1811zM5433 362h1811v1811h-1811zM724 724h1087v1087h-1087zM2898 724h362v363h-362zM3622 724h362v363h-362zM5795 724h1087v1087h-1087zM4346 1087h362v724h-362v724h362v-362h-724v1087h724v1811h-362v362h362v362h-362v1087h1449v362h1449v362h362v-1087h-724v1087h-1811v-1087h362v725h-1087v362h-362v-724h-362v724h-724v-1087h1086v-1086h-362v362h-362v-1087h362v-362h-362v-362h724v724h362v-362h725v1811h-2173v-2173h-725v-724h1087v-1811h362v362h362v-362h362zM2898 2173h724v1449h-2535v1086h-725v-362h1087v362h1086v-362h-724v-1086h-362v-362h1449zM0 2898h1087v362h-1087zM4346 2898h1087v724h-362v-362h1448v-362h363v1448h-363v-724h-362v362h-1811zM7244 3260h362v362h-362zM362 3622h362v362h-362zM7244 3984h362v724h-362zM5433 4346h362v1087h362v1086h-362v-724h-362v362h1086v725h725v-725h362v-1086h-724v724h362v-362h-725v-362h-362v-363h-724zM0 5071h2535v2535h-2535zM362 5433h1811v1811h-1811zM724 5795h1087v1087h-1087z">
            <svg:title>TYPE TEXT HERE</svg:title>
            <svg:desc>QRCode barcode, quality level L, version 1, 21x21 cells</svg:desc>
            <text:p/>
          </draw:path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number-columns-repeated="1012" table:default-cell-style-name="Default"/>
        <table:table-row table:style-name="ro1">
          <table:table-cell table:style-name="ce1" table:number-columns-repeated="13"/>
          <table:table-cell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2D Barcode Generator</text:p>
          </table:table-cell>
          <table:table-cell table:style-name="ce11" table:number-columns-repeated="2"/>
          <table:table-cell table:style-name="ce12"/>
          <table:table-cell table:style-name="ce14"/>
          <table:table-cell table:style-name="ce15" office:value-type="string" calcext:value-type="string">
            <text:p><text:s text:c="2"/>Message to encode: <text:s/></text:p>
          </table:table-cell>
          <table:table-cell table:style-name="ce16" office:value-type="string" calcext:value-type="string" table:number-columns-spanned="5" table:number-rows-spanned="1">
            <office:annotation draw:style-name="gr5" draw:text-style-name="P6" svg:width="28.99mm" svg:height="5.96mm" svg:x="352.3mm" svg:y="0mm" draw:caption-point-x="-6.1mm" draw:caption-point-y="6.45mm">
              <dc:date>2016-03-02T00:00:00</dc:date>
              <text:p text:style-name="P5"><text:span text:style-name="T1">Type text here.</text:span></text:p>
            </office:annotation>
            <text:p>TYPE TEXT HERE</text:p>
          </table:table-cell>
          <table:covered-table-cell table:number-columns-repeated="4" table:style-name="ce16"/>
          <table:table-cell table:style-name="ce1"/>
          <table:table-cell table:number-columns-repeated="1011"/>
        </table:table-row>
        <table:table-row table:style-name="ro3">
          <table:table-cell table:style-name="ce2"/>
          <table:table-cell table:style-name="ce2" office:value-type="string" calcext:value-type="string">
            <text:p>Aztec</text:p>
          </table:table-cell>
          <table:table-cell table:style-name="ce2" table:number-columns-repeated="2"/>
          <table:table-cell table:style-name="ce2" office:value-type="string" calcext:value-type="string">
            <text:p>QRCode</text:p>
          </table:table-cell>
          <table:table-cell table:style-name="ce2" table:number-columns-repeated="2"/>
          <table:table-cell table:style-name="ce17"/>
          <table:table-cell table:style-name="ce17" office:value-type="string" calcext:value-type="string">
            <text:p>DataMatrix</text:p>
          </table:table-cell>
          <table:table-cell table:style-name="ce2" table:number-columns-repeated="3"/>
          <table:table-cell table:style-name="ce1"/>
          <table:table-cell table:style-name="ce20" table:number-columns-spanned="2" table:number-rows-spanned="1"/>
          <table:covered-table-cell/>
          <table:table-cell table:number-columns-repeated="1009"/>
        </table:table-row>
        <table:table-row table:style-name="ro4">
          <table:table-cell table:style-name="ce1"/>
          <table:table-cell table:style-name="ce5" table:formula="of:=COM.EASYFILTER.BARCODE.PYTHON.BARCODEIMPL.AZTEC([.B4];[.H2])" table:number-columns-spanned="3" table:number-rows-spanned="3">
            <office:annotation draw:style-name="gr6" draw:text-style-name="P8" svg:width="79.39mm" svg:height="24.25mm" svg:x="59.16mm" svg:y="6.71mm" draw:caption-point-x="50.4mm" draw:caption-point-y="33.07mm">
              <dc:date>2019-03-05T00:00:00</dc:date>
              <text:p text:style-name="P7"><text:span text:style-name="T2">Aztec </text:span><text:span text:style-name="T3">(</text:span><text:span text:style-name="T4">cell; tex</text:span><text:span text:style-name="T3">t [; </text:span><text:span text:style-name="T4">security </text:span><text:span text:style-name="T3">[; </text:span><text:span text:style-name="T4">layers</text:span><text:span text:style-name="T3">]])</text:span></text:p>
              <text:p text:style-name="P7"><text:span text:style-name="T4">cell: </text:span><text:span text:style-name="T3">location of barcode</text:span></text:p>
              <text:p text:style-name="P7"><text:span text:style-name="T4">text</text:span><text:span text:style-name="T3"> to encode</text:span></text:p>
              <text:p text:style-name="P7"><text:span text:style-name="T3">percentage of </text:span><text:span text:style-name="T4">security</text:span><text:span text:style-name="T3"> checkwords (1-90)</text:span></text:p>
              <text:p text:style-name="P7"><text:span text:style-name="T3">number of </text:span><text:span text:style-name="T4">layers</text:span><text:span text:style-name="T3"> (0..32), 0 for Aztec rune</text:span></text:p>
            </office:annotation>
            <text:p/>
          </table:table-cell>
          <table:covered-table-cell table:number-columns-repeated="2" table:style-name="ce6"/>
          <table:table-cell table:style-name="ce5" table:formula="of:=COM.EASYFILTER.BARCODE.PYTHON.BARCODEIMPL.QRCODE([.E4];[.H2])" table:number-columns-spanned="3" table:number-rows-spanned="3">
            <office:annotation draw:style-name="gr7" draw:text-style-name="P8" svg:width="90.11mm" svg:height="23.16mm" svg:x="74.36mm" svg:y="8.69mm" draw:caption-point-x="123.94mm" draw:caption-point-y="31.09mm">
              <dc:date>2019-03-05T00:00:00</dc:date>
              <text:p text:style-name="P7"><text:span text:style-name="T2">QRCode </text:span><text:span text:style-name="T3">(</text:span><text:span text:style-name="T4">cell; text</text:span><text:span text:style-name="T3"> [; </text:span><text:span text:style-name="T4">level</text:span><text:span text:style-name="T3"> [; </text:span><text:span text:style-name="T4">version</text:span><text:span text:style-name="T3">]])</text:span></text:p>
              <text:p text:style-name="P7"><text:span text:style-name="T4">cell: </text:span><text:span text:style-name="T3">location of barcode</text:span></text:p>
              <text:p text:style-name="P7"><text:span text:style-name="T4">text</text:span><text:span text:style-name="T3"> to encode</text:span></text:p>
              <text:p text:style-name="P7"><text:span text:style-name="T3">security </text:span><text:span text:style-name="T4">level</text:span><text:span text:style-name="T3">: 'L', 'M', 'Q' or 'H' (low, medium, quartile, high)</text:span></text:p>
              <text:p text:style-name="P7"><text:span text:style-name="T4">version</text:span><text:span text:style-name="T3"> size (-3..40), MicroQR M1:-3, M2: -2, M3:-1, M4: 0</text:span></text:p>
            </office:annotation>
            <text:p/>
          </table:table-cell>
          <table:covered-table-cell table:number-columns-repeated="2" table:style-name="ce6"/>
          <table:table-cell table:style-name="ce5" table:formula="of:=COM.EASYFILTER.BARCODE.PYTHON.BARCODEIMPL.DATAMATRIX([.H4];[.H2];1)" table:number-columns-spanned="5" table:number-rows-spanned="3">
            <office:annotation draw:style-name="gr8" draw:text-style-name="P9" svg:width="75.57mm" svg:height="20.83mm" svg:x="352.3mm" svg:y="24.68mm" draw:caption-point-x="-6.1mm" draw:caption-point-y="15.1mm">
              <dc:date>2019-03-05T00:00:00</dc:date>
              <text:p text:style-name="P7"><text:span text:style-name="T2">DataMatrix </text:span><text:span text:style-name="T3">(</text:span><text:span text:style-name="T4">cell; text</text:span><text:span text:style-name="T3"> [; </text:span><text:span text:style-name="T4">rectangle</text:span><text:span text:style-name="T3">])</text:span></text:p>
              <text:p text:style-name="P7"><text:span text:style-name="T4">cell: </text:span><text:span text:style-name="T3">location of barcode</text:span></text:p>
              <text:p text:style-name="P7"><text:span text:style-name="T4">text</text:span><text:span text:style-name="T3"> to encode</text:span></text:p>
              <text:p text:style-name="P7"><text:span text:style-name="T4">rectangle</text:span><text:span text:style-name="T3">: flag</text:span></text:p>
            </office:annotation>
            <text:p/>
          </table:table-cell>
          <table:covered-table-cell table:number-columns-repeated="4" table:style-name="ce6"/>
          <table:table-cell table:style-name="ce1"/>
          <table:table-cell table:number-columns-repeated="1011"/>
        </table:table-row>
        <table:table-row table:style-name="ro4">
          <table:table-cell table:style-name="ce1"/>
          <table:covered-table-cell table:number-columns-repeated="11" table:style-name="ce6"/>
          <table:table-cell table:style-name="ce1"/>
          <table:table-cell table:number-columns-repeated="1011"/>
        </table:table-row>
        <table:table-row table:style-name="ro4">
          <table:table-cell table:style-name="ce1"/>
          <table:covered-table-cell table:number-columns-repeated="11" table:style-name="ce6"/>
          <table:table-cell table:style-name="ce1"/>
          <table:table-cell table:number-columns-repeated="1011"/>
        </table:table-row>
        <table:table-row table:style-name="ro5">
          <table:table-cell table:style-name="ce1"/>
          <table:table-cell table:style-name="ce2" office:value-type="string" calcext:value-type="string">
            <text:p>Code 128</text:p>
          </table:table-cell>
          <table:table-cell table:style-name="ce2" table:number-columns-repeated="2"/>
          <table:table-cell table:style-name="ce1" table:number-columns-repeated="9"/>
          <table:table-cell table:style-name="ce21"/>
          <table:table-cell table:number-columns-repeated="1010"/>
        </table:table-row>
        <table:table-row table:style-name="ro6">
          <table:table-cell table:style-name="ce1"/>
          <table:table-cell table:style-name="ce7" table:formula="of:=COM.EASYFILTER.BARCODE.PYTHON.BARCODEIMPL.CODE128([.B8];LEFT([.H2];20))" table:number-columns-spanned="11" table:number-rows-spanned="1">
            <text:p/>
            <draw:path table:end-cell-address="Barcodes.L8" table:end-x="27.9mm" table:end-y="28.5mm" draw:z-index="1" draw:name="$Barcodes.$B$8:$L$8" draw:style-name="gr4" draw:text-style-name="P4" svg:width="321.99mm" svg:height="26.81mm" svg:x="1.71mm" svg:y="1.68mm" svg:viewBox="0 0 32200 2682" svg:d="M0 0h341v2682h-341zM511 0h170v2682h-170zM1022 0h171v2682h-171zM1874 0h341v2682h-341zM2385 0h511v2682h-511zM3407 0h171v2682h-171zM3748 0h511v2682h-511zM4430 0h340v2682h-340zM4941 0h170v2682h-170zM5622 0h511v2682h-511zM6304 0h511v2682h-511zM6985 0h341v2682h-341zM7496 0h171v2682h-171zM8178 0h341v2682h-341zM8689 0h170v2682h-170zM9370 0h341v2682h-341zM9881 0h341v2682h-341zM10563 0h341v2682h-341zM11244 0h341v2682h-341zM11756 0h511v2682h-511zM12778 0h170v2682h-170zM13119 0h170v2682h-170zM13800 0h341v2682h-341zM14311 0h170v2682h-170zM14993 0h511v2682h-511zM16015 0h170v2682h-170zM16356 0h340v2682h-340zM16867 0h340v2682h-340zM17378 0h511v2682h-511zM18400 0h170v2682h-170zM18741 0h340v2682h-340zM19252 0h341v2682h-341zM19933 0h341v2682h-341zM20615 0h341v2682h-341zM21467 0h170v2682h-170zM21807 0h171v2682h-171zM22489 0h170v2682h-170zM23170 0h341v2682h-341zM23681 0h171v2682h-171zM24363 0h341v2682h-341zM25215 0h170v2682h-170zM25556 0h511v2682h-511zM26237 0h170v2682h-170zM26919 0h340v2682h-340zM27430 0h170v2682h-170zM28111 0h170v2682h-170zM28622 0h682v2682h-682zM29474 0h170v2682h-170zM29985 0h341v2682h-341zM30837 0h511v2682h-511zM31519 0h170v2682h-170zM31859 0h341v2682h-341z">
              <svg:title>TYPE TEXT HERE</svg:title>
              <svg:desc>Code128, 192 bars</svg:desc>
              <text:p/>
            </draw:path>
          </table:table-cell>
          <table:covered-table-cell table:number-columns-repeated="2" table:style-name="ce7"/>
          <table:covered-table-cell table:number-columns-repeated="3" table:style-name="ce13"/>
          <table:covered-table-cell table:number-columns-repeated="5" table:style-name="ce18"/>
          <table:table-cell table:style-name="ce1"/>
          <table:table-cell table:style-name="ce22"/>
          <table:table-cell table:number-columns-repeated="1010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This spreadsheet creates 2D barcodes as shape in cells by macros. Just insert the user functions '<text:span text:style-name="T5">DataMatrix</text:span>(cell;text), <text:span text:style-name="T5">QRCode</text:span>(cell;text), <text:span text:style-name="T5">Aztec</text:span>(cell;text) or <text:span text:style-name="T5">Code128</text:span>(cell;text)'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9" office:value-type="string" calcext:value-type="string">
            <text:p>The template ‘barcode.odt’ (https://zingl.github.io/) has to be installed before: Tools / Extension Manager / Add</text:p>
            <text:p/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The smallest bar code symbol fitting the data is automatically selected.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The link between data and shape may be lost during work. Force a manual redrawing by deleting all barcodes and refresh the sheet in that case.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The drawing of the shapes takes some time, especially of large barcodes.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The title of the shape is the text of the barcode. The description of the shape contains some information of about the created barcode.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Calc has no way to get the address of the function caller to place the shape. Therefore the position (cell) must be provided as first argument.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table:number-columns-repeated="3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8" office:value-type="string" calcext:value-type="string">
            <text:p>Go do something cool with it.</text:p>
          </table:table-cell>
          <table:table-cell table:style-name="ce8" table:number-columns-repeated="2"/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/>
          <table:table-cell table:style-name="ce10" table:number-columns-repeated="3"/>
          <table:table-cell table:style-name="ce3" table:number-columns-repeated="9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9" table:number-columns-repeated="5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yriad Pro" svg:font-family="'Myriad Pro'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AT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linear" draw:start-color="#990000" draw:end-color="#330033" draw:start-intensity="100%" draw:end-intensity="100%" draw:angle="300" draw:border="0%"/>
    <draw:gradient draw:name="Gradient_20_3" draw:display-name="Gradient 3" draw:style="linear" draw:start-color="#990066" draw:end-color="#990099" draw:start-intensity="100%" draw:end-intensity="100%" draw:angle="300" draw:border="0%"/>
    <draw:gradient draw:name="Tango_20_Green" draw:display-name="Tango Green" draw:style="linear" draw:start-color="#990000" draw:end-color="#66006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00.00.0000</text:date>, <text:time style:data-style-name="N2" text:time-value="19:50:44.6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9:26:03.054000000</meta:creation-date>
    <dc:date>2020-07-23T20:11:03.259000000</dc:date>
    <meta:editing-duration>PT9H16M51S</meta:editing-duration>
    <meta:editing-cycles>66</meta:editing-cycles>
    <meta:generator>LibreOffice/5.1.0.3$Windows_X86_64 LibreOffice_project/5e3e00a007d9b3b6efb6797a8b8e57b51ab1f737</meta:generator>
    <meta:document-statistic meta:table-count="1" meta:cell-count="19" meta:object-count="4"/>
  </office:meta>
</office:document-meta>
</file>